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ucida_Sans_1.ttf" manifest:media-type="application/x-font-ttf"/>
  <manifest:file-entry manifest:full-path="Fonts/Font_Lucida_San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master-page-name="">
      <style:table-properties style:width="15.367cm" style:page-number="auto" fo:break-before="auto" fo:break-after="auto" table:align="left" fo:keep-with-next="auto"/>
    </style:style>
    <style:style style:name="Table1.A" style:family="table-column">
      <style:table-column-properties style:column-width="4.006cm"/>
    </style:style>
    <style:style style:name="Table1.B" style:family="table-column">
      <style:table-column-properties style:column-width="5.193cm"/>
    </style:style>
    <style:style style:name="Table1.C" style:family="table-column">
      <style:table-column-properties style:column-width="6.168cm"/>
    </style:style>
    <style:style style:name="Table1.A1" style:family="table-cell">
      <style:table-cell-properties style:vertical-align="middle" fo:padding-left="0.049cm" fo:padding-right="0.318cm" fo:padding-top="0.423cm" fo:padding-bottom="0.423cm" fo:border="0.05pt solid #000000"/>
    </style:style>
    <style:style style:name="Table1.C1" style:family="table-cell">
      <style:table-cell-properties style:vertical-align="middle" fo:padding-left="0.049cm" fo:padding-right="0.049cm" fo:padding-top="0.423cm" fo:padding-bottom="0.423cm" fo:border="0.05pt solid #000000"/>
    </style:style>
    <style:style style:name="Table2" style:family="table" style:master-page-name="">
      <style:table-properties style:width="14.908cm" style:page-number="auto" fo:break-before="auto" fo:break-after="auto" table:align="left" fo:keep-with-next="auto"/>
    </style:style>
    <style:style style:name="Table2.A" style:family="table-column">
      <style:table-column-properties style:column-width="3.318cm"/>
    </style:style>
    <style:style style:name="Table2.B" style:family="table-column">
      <style:table-column-properties style:column-width="5.918cm"/>
    </style:style>
    <style:style style:name="Table2.C" style:family="table-column">
      <style:table-column-properties style:column-width="5.673cm"/>
    </style:style>
    <style:style style:name="Table2.A1" style:family="table-cell">
      <style:table-cell-properties style:vertical-align="middle" fo:padding-left="0.049cm" fo:padding-right="0.318cm" fo:padding-top="0.423cm" fo:padding-bottom="0.423cm" fo:border="0.05pt solid #000000"/>
    </style:style>
    <style:style style:name="Table2.C1" style:family="table-cell">
      <style:table-cell-properties style:vertical-align="middle" fo:padding-left="0.049cm" fo:padding-right="0.049cm" fo:padding-top="0.423cm" fo:padding-bottom="0.423cm" fo:border="0.05pt solid #000000"/>
    </style:style>
    <style:style style:name="P1" style:family="paragraph" style:parent-style-name="normal" style:master-page-name="Standard">
      <style:paragraph-properties fo:text-align="left" style:justify-single-word="false" style:page-number="1"/>
    </style:style>
    <style:style style:name="P2" style:family="paragraph" style:parent-style-name="normal">
      <style:paragraph-properties fo:text-align="left" style:justify-single-word="false"/>
    </style:style>
    <style:style style:name="P3" style:family="paragraph" style:parent-style-name="normal">
      <style:paragraph-properties fo:text-align="left" style:justify-single-word="false"/>
      <style:text-properties officeooo:paragraph-rsid="0016cd36"/>
    </style:style>
    <style:style style:name="P4" style:family="paragraph" style:parent-style-name="normal">
      <style:paragraph-properties fo:text-align="left" style:justify-single-word="false"/>
      <style:text-properties officeooo:rsid="0016cd36" officeooo:paragraph-rsid="0016cd36"/>
    </style:style>
    <style:style style:name="P5" style:family="paragraph" style:parent-style-name="normal">
      <style:paragraph-properties fo:text-align="left" style:justify-single-word="false"/>
      <style:text-properties officeooo:paragraph-rsid="00189ee1"/>
    </style:style>
    <style:style style:name="P6" style:family="paragraph" style:parent-style-name="normal">
      <style:paragraph-properties fo:text-align="left" style:justify-single-word="false"/>
      <style:text-properties officeooo:paragraph-rsid="001ae441"/>
    </style:style>
    <style:style style:name="P7" style:family="paragraph" style:parent-style-name="Text_20_body" style:list-style-name="L1">
      <style:paragraph-properties fo:text-align="left" style:justify-single-word="false" fo:orphans="2" fo:widows="2"/>
    </style:style>
    <style:style style:name="P8" style:family="paragraph" style:parent-style-name="Text_20_body" style:list-style-name="L1">
      <style:paragraph-properties fo:text-align="left" style:justify-single-word="false" fo:orphans="2" fo:widows="2"/>
      <style:text-properties officeooo:paragraph-rsid="001bf6a4"/>
    </style:style>
    <style:style style:name="P9" style:family="paragraph" style:parent-style-name="Text_20_body">
      <style:paragraph-properties fo:text-align="left" style:justify-single-word="false" fo:orphans="2" fo:widows="2"/>
      <style:text-properties officeooo:paragraph-rsid="001bf6a4"/>
    </style:style>
    <style:style style:name="P10" style:family="paragraph" style:parent-style-name="Text_20_body">
      <style:paragraph-properties fo:text-align="left" style:justify-single-word="false" fo:orphans="2" fo:widows="2"/>
      <style:text-properties officeooo:paragraph-rsid="001e8c99"/>
    </style:style>
    <style:style style:name="P11" style:family="paragraph" style:parent-style-name="Text_20_body">
      <style:paragraph-properties fo:text-align="left" style:justify-single-word="false" fo:orphans="2" fo:widows="2"/>
      <style:text-properties officeooo:paragraph-rsid="001d915f"/>
    </style:style>
    <style:style style:name="P12" style:family="paragraph" style:parent-style-name="Text_20_body">
      <style:paragraph-properties fo:text-align="left" style:justify-single-word="false" fo:orphans="2" fo:widows="2"/>
      <style:text-properties fo:font-weight="bold" officeooo:rsid="001e8c99" officeooo:paragraph-rsid="001e8c99" style:font-weight-asian="bold" style:font-weight-complex="bold"/>
    </style:style>
    <style:style style:name="P13" style:family="paragraph" style:parent-style-name="Table_20_Contents">
      <style:paragraph-properties fo:margin-left="0cm" fo:margin-right="0cm" fo:margin-top="0cm" fo:margin-bottom="0cm" style:contextual-spacing="false" fo:line-height="114%" fo:text-align="center" style:justify-single-word="false" fo:orphans="2" fo:widows="2" fo:text-indent="0cm" style:auto-text-indent="false" fo:keep-with-next="auto"/>
    </style:style>
    <style:style style:name="P14" style:family="paragraph" style:parent-style-name="Table_20_Contents">
      <style:paragraph-properties fo:margin-left="0cm" fo:margin-right="0cm" fo:margin-top="0cm" fo:margin-bottom="0cm" style:contextual-spacing="false" fo:line-height="114%" fo:text-align="center" style:justify-single-word="false" fo:orphans="2" fo:widows="2" fo:text-indent="0cm" style:auto-text-indent="false" fo:keep-with-next="auto"/>
      <style:text-properties fo:color="#1f1f1f" loext:opacity="100%" style:font-name="Google Sans Text" fo:font-size="10pt" fo:font-weight="bold" style:font-size-asian="10pt" style:font-size-complex="10pt" loext:padding="0cm" loext:border="none"/>
    </style:style>
    <style:style style:name="P15" style:family="paragraph" style:parent-style-name="Table_20_Contents">
      <style:paragraph-properties fo:margin-left="0cm" fo:margin-right="0cm" fo:margin-top="0cm" fo:margin-bottom="0cm" style:contextual-spacing="false" fo:line-height="114%" fo:text-align="center" style:justify-single-word="false" fo:orphans="2" fo:widows="2" fo:text-indent="0cm" style:auto-text-indent="false" fo:keep-with-next="auto"/>
      <style:text-properties fo:color="#1f1f1f" loext:opacity="100%" style:font-name="Google Sans Text" fo:font-size="10pt" style:font-size-asian="10pt" style:font-size-complex="10pt" loext:padding="0cm" loext:border="none"/>
    </style:style>
    <style:style style:name="P16" style:family="paragraph" style:parent-style-name="Text_20_body">
      <style:paragraph-properties fo:text-align="left" style:justify-single-word="false" fo:orphans="2" fo:widows="2"/>
      <style:text-properties officeooo:rsid="001e8c99" officeooo:paragraph-rsid="001e8c99"/>
    </style:style>
    <style:style style:name="P17" style:family="paragraph" style:parent-style-name="Text_20_body">
      <style:paragraph-properties fo:text-align="left" style:justify-single-word="false" fo:orphans="2" fo:widows="2"/>
      <style:text-properties officeooo:paragraph-rsid="00213c29"/>
    </style:style>
    <style:style style:name="P18" style:family="paragraph" style:parent-style-name="Text_20_body">
      <style:paragraph-properties fo:text-align="left" style:justify-single-word="false" fo:orphans="2" fo:widows="2"/>
      <style:text-properties officeooo:paragraph-rsid="0022b17b"/>
    </style:style>
    <style:style style:name="P19" style:family="paragraph" style:parent-style-name="Text_20_body">
      <style:paragraph-properties fo:text-align="left" style:justify-single-word="false" fo:orphans="2" fo:widows="2"/>
      <style:text-properties fo:font-weight="bold" officeooo:rsid="002758b1" officeooo:paragraph-rsid="002758b1" style:font-weight-asian="bold" style:font-weight-complex="bold"/>
    </style:style>
    <style:style style:name="P20" style:family="paragraph" style:parent-style-name="Table_20_Contents">
      <style:paragraph-properties fo:margin-left="0cm" fo:margin-right="0cm" fo:margin-top="0cm" fo:margin-bottom="0cm" style:contextual-spacing="false" fo:line-height="114%" fo:text-align="center" style:justify-single-word="false" fo:orphans="2" fo:widows="2" fo:text-indent="0cm" style:auto-text-indent="false" fo:keep-with-next="auto"/>
      <style:text-properties fo:color="#1f1f1f" loext:opacity="100%" style:font-name="Google Sans Text" fo:font-size="9pt" fo:font-weight="bold" style:font-size-asian="9pt" style:font-size-complex="9pt" loext:padding="0cm" loext:border="none"/>
    </style:style>
    <style:style style:name="P21" style:family="paragraph" style:parent-style-name="Table_20_Contents">
      <style:paragraph-properties fo:margin-left="0cm" fo:margin-right="0cm" fo:margin-top="0cm" fo:margin-bottom="0cm" style:contextual-spacing="false" fo:line-height="114%" fo:text-align="center" style:justify-single-word="false" fo:orphans="2" fo:widows="2" fo:text-indent="0cm" style:auto-text-indent="false" fo:keep-with-next="auto"/>
      <style:text-properties fo:color="#1f1f1f" loext:opacity="100%" style:font-name="Google Sans Text" fo:font-size="9pt" style:font-size-asian="9pt" style:font-size-complex="9pt" loext:padding="0cm" loext:border="none"/>
    </style:style>
    <style:style style:name="P22" style:family="paragraph" style:parent-style-name="normal">
      <style:paragraph-properties fo:text-align="left" style:justify-single-word="false"/>
      <style:text-properties officeooo:paragraph-rsid="00192659"/>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officeooo:rsid="00189ee1" style:font-weight-asian="bold" style:font-weight-complex="bold"/>
    </style:style>
    <style:style style:name="T4" style:family="text">
      <style:text-properties officeooo:rsid="00189ee1"/>
    </style:style>
    <style:style style:name="T5" style:family="text">
      <style:text-properties fo:font-weight="normal" style:font-weight-asian="normal" style:font-weight-complex="normal"/>
    </style:style>
    <style:style style:name="T6" style:family="text">
      <style:text-properties fo:font-weight="bold" officeooo:rsid="00192659" style:font-weight-asian="bold" style:font-weight-complex="bold"/>
    </style:style>
    <style:style style:name="T7" style:family="text">
      <style:text-properties officeooo:rsid="00192659"/>
    </style:style>
    <style:style style:name="T8" style:family="text">
      <style:text-properties fo:font-weight="bold" officeooo:rsid="001d915f" style:font-weight-asian="bold" style:font-weight-complex="bold"/>
    </style:style>
    <style:style style:name="T9" style:family="text">
      <style:text-properties officeooo:rsid="001d915f"/>
    </style:style>
    <style:style style:name="T10" style:family="text">
      <style:text-properties officeooo:rsid="001dfcfb"/>
    </style:style>
    <style:style style:name="T11" style:family="text">
      <style:text-properties fo:color="#1f1f1f" loext:opacity="100%" style:font-name="Google Sans Text" fo:font-size="10pt" style:font-size-asian="10pt" style:font-size-complex="10pt" loext:padding="0cm" loext:border="none"/>
    </style:style>
    <style:style style:name="T12" style:family="text">
      <style:text-properties fo:color="#444746" loext:opacity="100%" style:font-name="Google Sans Text" fo:font-size="10pt" style:font-size-asian="10pt" style:font-size-complex="10pt" loext:padding="0cm" loext:border="none"/>
    </style:style>
    <style:style style:name="T13" style:family="text">
      <style:text-properties fo:font-weight="bold" officeooo:rsid="002019d2" style:font-weight-asian="bold" style:font-weight-complex="bold"/>
    </style:style>
    <style:style style:name="T14" style:family="text">
      <style:text-properties officeooo:rsid="002019d2"/>
    </style:style>
    <style:style style:name="T15" style:family="text">
      <style:text-properties fo:font-weight="bold" officeooo:rsid="00213c29" style:font-weight-asian="bold" style:font-weight-complex="bold"/>
    </style:style>
    <style:style style:name="T16" style:family="text">
      <style:text-properties officeooo:rsid="00213c29"/>
    </style:style>
    <style:style style:name="T17" style:family="text">
      <style:text-properties fo:font-weight="bold" officeooo:rsid="0022b17b" style:font-weight-asian="bold" style:font-weight-complex="bold"/>
    </style:style>
    <style:style style:name="T18" style:family="text">
      <style:text-properties officeooo:rsid="0022b17b"/>
    </style:style>
    <style:style style:name="T19" style:family="text">
      <style:text-properties officeooo:rsid="0025f8af"/>
    </style:style>
    <style:style style:name="T20" style:family="text">
      <style:text-properties fo:color="#1f1f1f" loext:opacity="100%" style:font-name="Google Sans Text" fo:font-size="9pt" style:font-size-asian="9pt" style:font-size-complex="9pt" loext:padding="0cm" loext:border="none"/>
    </style:style>
    <style:style style:name="T21" style:family="text">
      <style:text-properties fo:color="#444746" loext:opacity="100%" style:font-name="Google Sans Text" fo:font-size="9pt" style:font-size-asian="9pt" style:font-size-complex="9pt"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1. What is Java?</text:p>
      <text:p text:style-name="P2"/>
      <text:p text:style-name="P2"><text:span text:style-name="T1">Answer</text:span>: Java is a high-level, strongly typed, class-based, object-oriented programming language designed to be platform-independent. It utilizes a two-step execution process—compiling source code into an intermediate bytecode, which is then executed by the Java Virtual Machine (JVM)—enabling the core principle of "Write Once, Run Anywhere" (WORA).</text:p>
      <text:p text:style-name="P2"/>
      <text:p text:style-name="P2">2. Is Java platform dependent or independent?</text:p>
      <text:p text:style-name="P2"/>
      <text:p text:style-name="P2"><text:span text:style-name="T1">Answer:</text:span> Java is fundamentally a <text:span text:style-name="T2">platform-independent</text:span> programming language. This dictates that a compiled Java program can be executed on any hardware architecture or operating system without requiring modifications or recompilation to the original code. </text:p>
      <text:p text:style-name="P2"/>
      <text:p text:style-name="P2">3. What is JVM?</text:p>
      <text:p text:style-name="P2"/>
      <text:p text:style-name="P3"><text:span text:style-name="T1">Answer:</text:span> The JVM, or Java Virtual Machine, is the engine that actually runs your Java programs. While you write code in Java, your computer's operating system (like Windows or macOS) doesn't inherently understand it. The JVM acts as a translator between your compiled Java program and your machine's physical hardware.</text:p>
      <text:p text:style-name="P2"/>
      <text:p text:style-name="P2">4. What is JDK and JRE?</text:p>
      <text:p text:style-name="P2"/>
      <text:p text:style-name="P2"><text:span text:style-name="T1">Answer:</text:span> The JDK is the full toolkit you need if you want to develop (write and compile) Java</text:p>
      <text:p text:style-name="P3">applications. Because you are writing code, you need everything required to run the code, plus the tools to build it. </text:p>
      <text:p text:style-name="P3">The JRE is the software package you need if you only want to run Java applications. If you download a Java-based tool or game, you must have the JRE installed on your computer to play it.</text:p>
      <text:p text:style-name="P3"/>
      <text:p text:style-name="P4">5. Why is Java called “Write Once, Run Anywhere”? </text:p>
      <text:p text:style-name="P4"/>
      <text:p text:style-name="P5"><text:span text:style-name="T3">Answer:</text:span><text:span text:style-name="T4"> </text:span><text:span text:style-name="T5">Write Once, Run Anywhere (WORA)</text:span> is a cross-platform programming paradigm which dictates that a computer program should be written and compiled only once, resulting in a platform-independent intermediate representation (bytecode). This compiled code can then be deployed and executed on any device or operating system without modification or recompilation, provided that the target system possesses a compatible runtime environment (the Java Virtual Machine) capable of interpreting or just-in-time compiling the intermediate code into local, native machine instructions. </text:p>
      <text:p text:style-name="P5"/>
      <text:p text:style-name="P5">6. What is a class in Java? </text:p>
      <text:p text:style-name="P5"/>
      <text:p text:style-name="P5"><text:span text:style-name="T3">Answer:</text:span><text:span text:style-name="T4"> </text:span>In Java, a class is a fundamental, user-defined data type that serves as a blueprint or template from which individual objects are instantiated. It is a logical structure that encapsulates state (represented by variables, fields, or attributes) and behavior (represented <text:soft-page-break/>by methods or functions) into a single cohesive unit, explicitly defining the properties and operations common to all objects of that specific type. </text:p>
      <text:p text:style-name="P5"/>
      <text:p text:style-name="P5">7. What is an object? </text:p>
      <text:p text:style-name="P5"/>
      <text:p text:style-name="P5"><text:span text:style-name="T3">Answer:</text:span><text:span text:style-name="T4"> </text:span>In object-oriented programming (OOP) and Java, an object is a runtime instance of a class. It is a self-contained entity that dynamically occupies memory and encapsulates both state (data or attributes) and behavior (methods or operations) as explicitly defined by its underlying class blueprint. Every object possesses a unique identity, allowing it to be distinguished and manipulated independently from other objects of the exact same class. </text:p>
      <text:p text:style-name="P5"/>
      <text:p text:style-name="P5">8. What is the main method in Java? </text:p>
      <text:p text:style-name="P5"/>
      <text:p text:style-name="P5"><text:span text:style-name="T3">Answer:</text:span><text:span text:style-name="T4"> </text:span>In Java, the <text:span text:style-name="Source_20_Text">main</text:span> method is the designated, mandatory entry point for any standalone Java application. It serves as the initial execution thread where the Java Virtual Machine (JVM) transfers control to the program to begin processing. It possesses a rigidly defined structural signature—<text:span text:style-name="Source_20_Text">public static void main(String[] args)</text:span>—which guarantees that the runtime environment can universally locate, access, and invoke it to start the application's lifecycle. </text:p>
      <text:p text:style-name="P5"/>
      <text:p text:style-name="P5">9. What is the use of System.out.println()? </text:p>
      <text:p text:style-name="P5"/>
      <text:p text:style-name="P5"><text:span text:style-name="T3">Answer:</text:span><text:span text:style-name="T4"> </text:span>In Java, <text:span text:style-name="Source_20_Text">System.out.println()</text:span> is a standard statement used to output text, variables, or data to the standard output stream (typically the console or terminal). It evaluates the argument passed inside the parentheses, converts it to a string representation, displays it on the screen, and automatically appends a newline character (<text:span text:style-name="Source_20_Text">\n</text:span>) at the end, ensuring that any subsequent output begins on a new line. </text:p>
      <text:p text:style-name="P2"/>
      <text:p text:style-name="P2">11. What are data types in Java? </text:p>
      <text:p text:style-name="P2"/>
      <text:p text:style-name="P5"><text:span text:style-name="T3">Answer:</text:span><text:span text:style-name="T4"> </text:span>In Java, a data type defines the exact size, memory layout, and permissible range of values that a variable can hold, as well as the specific operations that can be performed on that data. Because Java is a strongly typed language, every variable and every expression must have a strictly defined data type declared before it can be compiled and executed. </text:p>
      <text:p text:style-name="P2"/>
      <text:p text:style-name="P2">12. Give examples of primitive data types. </text:p>
      <text:p text:style-name="P2"/>
      <text:p text:style-name="P6"><text:span text:style-name="T6">Answer:</text:span><text:span text:style-name="T7"> </text:span>These are the most basic, foundational data types built directly into the Java language. They hold simple, raw values and are not objects (meaning they do not have associated methods). </text:p>
      <text:p text:style-name="P6"/>
      <text:p text:style-name="P6">There are exactly eight primitive data types, grouped into four categories:</text:p>
      <text:p text:style-name="P6"/>
      <text:list text:style-name="L1">
        <text:list-item>
          <text:p text:style-name="P7"><text:span text:style-name="T2">Integer (Whole Numbers):</text:span> <text:span text:style-name="Source_20_Text">byte</text:span>, <text:span text:style-name="Source_20_Text">short</text:span>, <text:span text:style-name="Source_20_Text">int</text:span>, <text:span text:style-name="Source_20_Text">long</text:span></text:p>
        </text:list-item>
        <text:list-item>
          <text:p text:style-name="P7"><text:soft-page-break/><text:span text:style-name="T2">Floating-Point (Decimals):</text:span> <text:span text:style-name="Source_20_Text">float</text:span>, <text:span text:style-name="Source_20_Text">double</text:span></text:p>
        </text:list-item>
        <text:list-item>
          <text:p text:style-name="P7"><text:span text:style-name="T2">Character:</text:span> <text:span text:style-name="Source_20_Text">char</text:span> (stores a single 16-bit character, like 'A' or 'z')</text:p>
        </text:list-item>
        <text:list-item>
          <text:p text:style-name="P8"><text:span text:style-name="T2">Boolean:</text:span> <text:span text:style-name="Source_20_Text">boolean</text:span> (stores only two values: <text:span text:style-name="Source_20_Text">true</text:span> or <text:span text:style-name="Source_20_Text">false</text:span>)</text:p>
        </text:list-item>
      </text:list>
      <text:p text:style-name="P9"/>
      <text:p text:style-name="P9">13. What is a variable? </text:p>
      <text:p text:style-name="P9"><text:span text:style-name="T8">Answer:</text:span><text:span text:style-name="T9"> A</text:span> variable is the basic unit of storage in a program. It is a named memory location—strictly associated with a specific data type—that is dynamically allocated by the Java Virtual Machine (JVM) to hold a value. The data stored within this allocated space can be modified, updated, or retrieved during the execution of the program.</text:p>
      <text:p text:style-name="P9"/>
      <text:p text:style-name="P10">14. How do you declare a variable in Java? </text:p>
      <text:p text:style-name="P10"><text:span text:style-name="T8">Answer:</text:span><text:span text:style-name="T9"> </text:span><text:span text:style-name="T10">D</text:span>eclaring a variable is the formal process of introducing a new variable to the compiler before it can be used. It mandates specifying a precise, valid data type immediately followed by a unique identifier (the variable's name), and culminating with a semicolon. This syntactical statement instructs the Java Virtual Machine (JVM) to reserve a specific allocation of memory tailored to that exact data type and strictly associates that memory location with the provided identifier.</text:p>
      <text:p text:style-name="P11"/>
      <text:p text:style-name="P11">15. What is the difference between int and float?</text:p>
      <text:p text:style-name="P12">Answer: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text:span text:style-name="Strong_20_Emphasis"><text:span text:style-name="T11">Feature</text:span></text:span></text:p>
            </table:table-cell>
            <table:table-cell table:style-name="Table1.A1" office:value-type="string">
              <text:p text:style-name="P13"><text:span text:style-name="Strong_20_Emphasis"><text:span text:style-name="T11">int (Integer)</text:span></text:span></text:p>
            </table:table-cell>
            <table:table-cell table:style-name="Table1.C1" office:value-type="string">
              <text:p text:style-name="P13"><text:span text:style-name="Strong_20_Emphasis"><text:span text:style-name="T11">float (Floating-Point)</text:span></text:span></text:p>
            </table:table-cell>
          </table:table-row>
        </table:table-header-rows>
        <table:table-row>
          <table:table-cell table:style-name="Table1.A1" office:value-type="string">
            <text:p text:style-name="P14">Data Stored</text:p>
          </table:table-cell>
          <table:table-cell table:style-name="Table1.A1" office:value-type="string">
            <text:p text:style-name="P15">Strictly whole numbers.</text:p>
          </table:table-cell>
          <table:table-cell table:style-name="Table1.C1" office:value-type="string">
            <text:p text:style-name="P15">Numbers with decimal points.</text:p>
          </table:table-cell>
        </table:table-row>
        <table:table-row>
          <table:table-cell table:style-name="Table1.A1" office:value-type="string">
            <text:p text:style-name="P14">Memory Size</text:p>
          </table:table-cell>
          <table:table-cell table:style-name="Table1.A1" office:value-type="string">
            <text:p text:style-name="P15">4 bytes (32 bits)</text:p>
          </table:table-cell>
          <table:table-cell table:style-name="Table1.C1" office:value-type="string">
            <text:p text:style-name="P15">4 bytes (32 bits)</text:p>
          </table:table-cell>
        </table:table-row>
        <table:table-row>
          <table:table-cell table:style-name="Table1.A1" office:value-type="string">
            <text:p text:style-name="P14">Default Value</text:p>
          </table:table-cell>
          <table:table-cell table:style-name="Table1.A1" office:value-type="string">
            <text:p text:style-name="P13"><text:span text:style-name="Source_20_Text"><text:span text:style-name="T12">0</text:span></text:span></text:p>
          </table:table-cell>
          <table:table-cell table:style-name="Table1.C1" office:value-type="string">
            <text:p text:style-name="P13"><text:span text:style-name="Source_20_Text"><text:span text:style-name="T12">0.0f</text:span></text:span></text:p>
          </table:table-cell>
        </table:table-row>
        <table:table-row>
          <table:table-cell table:style-name="Table1.A1" office:value-type="string">
            <text:p text:style-name="P14">Syntax Requirement</text:p>
          </table:table-cell>
          <table:table-cell table:style-name="Table1.A1" office:value-type="string">
            <text:p text:style-name="P15">Written as a standard number.</text:p>
          </table:table-cell>
          <table:table-cell table:style-name="Table1.C1" office:value-type="string">
            <text:p text:style-name="P13"><text:span text:style-name="T11">Must end with an </text:span><text:span text:style-name="Source_20_Text"><text:span text:style-name="T12">f</text:span></text:span><text:span text:style-name="T11"> or </text:span><text:span text:style-name="Source_20_Text"><text:span text:style-name="T12">F</text:span></text:span><text:span text:style-name="T11">.</text:span></text:p>
          </table:table-cell>
        </table:table-row>
      </table:table>
      <text:p text:style-name="P16"/>
      <text:p text:style-name="P9">16. What is type casting? </text:p>
      <text:p text:style-name="P9"><text:span text:style-name="T13">Answer:</text:span><text:span text:style-name="T14"> T</text:span>ype casting is the explicit or implicit process of converting a variable's value from one primitive data type into another. Because Java is a strongly and statically typed language, this conversion must strictly adhere to the language's architectural rules regarding memory allocation and precision. The process ensures data preservation when scaling up in <text:soft-page-break/>memory, or requires explicit programmer authorization when scaling down due to the potential for data truncation or loss.</text:p>
      <text:p text:style-name="P9">17. What is the default value of int? </text:p>
      <text:p text:style-name="P17"><text:span text:style-name="T15">Answer:</text:span><text:span text:style-name="T16"> T</text:span>he default value for an uninitialized instance or static variable of the primitive data type <text:span text:style-name="Source_20_Text">int</text:span> is strictly <text:span text:style-name="Source_20_Text">0</text:span>. The Java Virtual Machine (JVM) automatically assigns this zeroed value during the memory allocation phase of class loading or object instantiation, ensuring a predictable initial state. However, this automatic default assignment explicitly <text:span text:style-name="T2">does not apply</text:span> to local variables declared within a method; local variables receive no default value and will trigger a strict compilation error if accessed prior to explicit manual initialization.</text:p>
      <text:p text:style-name="P17"/>
      <text:p text:style-name="P17">18. What is a keyword in Java? </text:p>
      <text:p text:style-name="P17"><text:span text:style-name="T15">Answer</text:span><text:span text:style-name="T16">: A</text:span> keyword is a predefined, reserved word recognized by the compiler that possesses a specific, immutable meaning and syntactic function within the language. Because these words dictate the core structure, architectural flow, and fundamental operations of a Java program, they are strictly prohibited from being used as user-defined identifiers (such as names for variables, methods, classes, or objects).</text:p>
      <text:p text:style-name="P17"/>
      <text:p text:style-name="P17">19. Can we use reserved keywords as variable names?</text:p>
      <text:p text:style-name="P18"><text:span text:style-name="T17">Answer</text:span><text:span text:style-name="T18">: </text:span><text:span text:style-name="T19">I</text:span>t is strictly prohibited to use reserved keywords as identifiers for variables, methods, classes, or objects. Because these keywords have predefined syntactical and operational meanings deeply embedded within the Java compiler, attempting to repurpose them as custom names introduces unresolvable ambiguity during the lexical parsing phase, resulting in an immediate and mandatory compilation error.</text:p>
      <text:p text:style-name="P18"/>
      <text:p text:style-name="P18">20. What is the difference between = and ==? </text:p>
      <text:p text:style-name="P19">Answer: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text:span text:style-name="Strong_20_Emphasis"><text:span text:style-name="T20">Feature</text:span></text:span></text:p>
            </table:table-cell>
            <table:table-cell table:style-name="Table2.A1" office:value-type="string">
              <text:p text:style-name="P13"><text:span text:style-name="Strong_20_Emphasis"><text:span text:style-name="T20">= (Assignment Operator)</text:span></text:span></text:p>
            </table:table-cell>
            <table:table-cell table:style-name="Table2.C1" office:value-type="string">
              <text:p text:style-name="P13"><text:span text:style-name="Strong_20_Emphasis"><text:span text:style-name="T20">== (Equality Operator)</text:span></text:span></text:p>
            </table:table-cell>
          </table:table-row>
        </table:table-header-rows>
        <table:table-row>
          <table:table-cell table:style-name="Table2.A1" office:value-type="string">
            <text:p text:style-name="P20">Primary Purpose</text:p>
          </table:table-cell>
          <table:table-cell table:style-name="Table2.A1" office:value-type="string">
            <text:p text:style-name="P21">To store data into a variable.</text:p>
          </table:table-cell>
          <table:table-cell table:style-name="Table2.C1" office:value-type="string">
            <text:p text:style-name="P21">To compare two pieces of data.</text:p>
          </table:table-cell>
        </table:table-row>
        <table:table-row>
          <table:table-cell table:style-name="Table2.A1" office:value-type="string">
            <text:p text:style-name="P20">How it Reads</text:p>
          </table:table-cell>
          <table:table-cell table:style-name="Table2.A1" office:value-type="string">
            <text:p text:style-name="P21">"Set this variable to..."</text:p>
          </table:table-cell>
          <table:table-cell table:style-name="Table2.C1" office:value-type="string">
            <text:p text:style-name="P21">"Is this exactly equal to...?"</text:p>
          </table:table-cell>
        </table:table-row>
        <table:table-row>
          <table:table-cell table:style-name="Table2.A1" office:value-type="string">
            <text:p text:style-name="P20">Return Result</text:p>
          </table:table-cell>
          <table:table-cell table:style-name="Table2.A1" office:value-type="string">
            <text:p text:style-name="P21">The value that was just assigned.</text:p>
          </table:table-cell>
          <table:table-cell table:style-name="Table2.C1" office:value-type="string">
            <text:p text:style-name="P13"><text:span text:style-name="T20">A </text:span><text:span text:style-name="Source_20_Text"><text:span text:style-name="T21">boolean</text:span></text:span><text:span text:style-name="T20"> (</text:span><text:span text:style-name="Source_20_Text"><text:span text:style-name="T21">true</text:span></text:span><text:span text:style-name="T20"> or </text:span><text:span text:style-name="Source_20_Text"><text:span text:style-name="T21">false</text:span></text:span><text:span text:style-name="T20">).</text:span></text:p>
          </table:table-cell>
        </table:table-row>
        <table:table-row>
          <table:table-cell table:style-name="Table2.A1" office:value-type="string">
            <text:p text:style-name="P20">Valid Usage</text:p>
          </table:table-cell>
          <table:table-cell table:style-name="Table2.A1" office:value-type="string">
            <text:p text:style-name="P13"><text:span text:style-name="Source_20_Text"><text:span text:style-name="T21">int x = 5;</text:span></text:span></text:p>
          </table:table-cell>
          <table:table-cell table:style-name="Table2.C1" office:value-type="string">
            <text:p text:style-name="P13"><text:span text:style-name="Source_20_Text"><text:span text:style-name="T21">if (x == 5)</text:span></text:span></text:p>
          </table:table-cell>
        </table:table-row>
      </table:table>
      <text:p text:style-name="P19"/>
      <text:list text:continue-numbering="true" text:style-name="L1">
        <text:list-header>
          <text:p text:style-name="P7"><text:soft-page-break/></text:p>
        </text:list-header>
      </text:list>
      <text:p text:style-name="P22"/>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lef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text-properties officeooo:paragraph-rsid="0016cd36"/>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3-27T10:11:57.771442000</dc:date>
    <meta:editing-duration>PT28M21S</meta:editing-duration>
    <meta:editing-cycles>13</meta:editing-cycles>
    <meta:generator>LibreOffice/26.2.1.2$Windows_X86_64 LibreOffice_project/620$Build-2</meta:generator>
    <meta:document-statistic meta:table-count="2" meta:image-count="0" meta:object-count="0" meta:page-count="5" meta:paragraph-count="77" meta:word-count="1322" meta:character-count="8421" meta:non-whitespace-character-count="7162"/>
  </office:meta>
</office:document-meta>
</file>